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2.762cm"/>
    </style:style>
    <style:style style:name="co9" style:family="table-column">
      <style:table-column-properties fo:break-before="auto" style:column-width="5.128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Resultados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0.74pt solid #000000"/>
    </style:style>
    <style:style style:name="ce15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8"/>
          <table:table-cell>
            <draw:frame table:end-cell-address="Resultados.P16" table:end-x="1.366cm" table:end-y="0.119cm" draw:z-index="0" draw:name="Gráfico 1" draw:style-name="gr1" draw:text-style-name="P1" svg:width="16.119cm" svg:height="8.13cm" svg:x="0.52cm" svg:y="0.053cm">
              <draw:object draw:notify-on-update-of-ranges="Resultados.D2:Resultados.D2 Resultados.D3:Resultados.D15 Resultados.C2:Resultados.C2 Resultados.C3:Resultados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uião</text:p>
          </table:table-cell>
          <table:table-cell table:style-name="ce11" office:value-type="string" calcext:value-type="string">
            <text:p>n = 1024</text:p>
          </table:table-cell>
          <table:table-cell table:style-name="ce17" office:value-type="string" calcext:value-type="string">
            <text:p>Texec (us)</text:p>
          </table:table-cell>
          <table:table-cell table:style-name="ce17" office:value-type="string" calcext:value-type="string">
            <text:p>Ganho</text:p>
          </table:table-cell>
          <table:table-cell table:style-name="ce25" office:value-type="string" calcext:value-type="string">
            <text:p>CPI</text:p>
          </table:table-cell>
          <table:table-cell table:style-name="ce28" office:value-type="string" calcext:value-type="string">
            <text:p>#I (G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P02</text:p>
          </table:table-cell>
          <table:table-cell table:style-name="ce12" office:value-type="string" calcext:value-type="string">
            <text:p>gemm1 -O0</text:p>
          </table:table-cell>
          <table:table-cell table:style-name="ce18" office:value-type="float" office:value="10869175" calcext:value-type="float">
            <text:p>10869175</text:p>
          </table:table-cell>
          <table:table-cell table:style-name="ce21" table:formula="of:=IF(AND(ISNUMBER([.C$3]);ISNUMBER([.C3]);[.C$3]&lt;&gt;0);[.C$3]/[.C3];&quot;&quot;)" office:value-type="float" office:value="1" calcext:value-type="float">
            <text:p>1,0</text:p>
          </table:table-cell>
          <table:table-cell table:style-name="ce26" office:value-type="float" office:value="0.7" calcext:value-type="float">
            <text:p>0,7</text:p>
          </table:table-cell>
          <table:table-cell table:style-name="ce29" office:value-type="float" office:value="49401582006" calcext:value-type="float">
            <text:p>49401582006</text:p>
          </table:table-cell>
          <table:table-cell table:number-columns-repeated="1018"/>
        </table:table-row>
        <table:table-row table:style-name="ro2">
          <table:covered-table-cell table:style-name="ce3"/>
          <table:table-cell table:style-name="ce13" office:value-type="string" calcext:value-type="string">
            <text:p>gemm1 -O2</text:p>
          </table:table-cell>
          <table:table-cell table:style-name="ce19" office:value-type="float" office:value="8457873" calcext:value-type="float">
            <text:p>8457873</text:p>
          </table:table-cell>
          <table:table-cell table:style-name="ce22" table:formula="of:=IF(AND(ISNUMBER([.C$3]);ISNUMBER([.C4]);[.C$3]&lt;&gt;0);[.C$3]/[.C4];&quot;&quot;)" office:value-type="float" office:value="1.28509555534825" calcext:value-type="float">
            <text:p>1,3</text:p>
          </table:table-cell>
          <table:table-cell table:style-name="ce24" office:value-type="float" office:value="2.7" calcext:value-type="float">
            <text:p>2,7</text:p>
          </table:table-cell>
          <table:table-cell table:style-name="ce30" office:value-type="float" office:value="9672080951" calcext:value-type="float">
            <text:p>967208095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2">
            <text:p>P03</text:p>
          </table:table-cell>
          <table:table-cell table:style-name="ce13" office:value-type="string" calcext:value-type="string">
            <text:p>gemm2</text:p>
          </table:table-cell>
          <table:table-cell table:style-name="ce19"/>
          <table:table-cell table:style-name="ce22" table:formula="of:=IF(AND(ISNUMBER([.C$3]);ISNUMBER([.C5]);[.C$3]&lt;&gt;0);[.C$3]/[.C5];&quot;&quot;)">
            <text:p/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covered-table-cell table:style-name="ce3"/>
          <table:table-cell table:style-name="ce13" office:value-type="string" calcext:value-type="string">
            <text:p>gemm3</text:p>
          </table:table-cell>
          <table:table-cell table:style-name="ce19"/>
          <table:table-cell table:style-name="ce22" table:formula="of:=IF(AND(ISNUMBER([.C$3]);ISNUMBER([.C6]);[.C$3]&lt;&gt;0);[.C$3]/[.C6];&quot;&quot;)">
            <text:p/>
          </table:table-cell>
          <table:table-cell table:style-name="ce24"/>
          <table:table-cell table:style-name="ce30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2">
            <text:p>P06</text:p>
          </table:table-cell>
          <table:table-cell table:style-name="ce13" office:value-type="string" calcext:value-type="string">
            <text:p>gemm4</text:p>
          </table:table-cell>
          <table:table-cell table:style-name="ce19"/>
          <table:table-cell table:style-name="ce22" table:formula="of:=IF(AND(ISNUMBER([.C$3]);ISNUMBER([.C7]);[.C$3]&lt;&gt;0);[.C$3]/[.C7];&quot;&quot;)">
            <text:p/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covered-table-cell table:style-name="ce5"/>
          <table:table-cell table:style-name="ce13" office:value-type="string" calcext:value-type="string">
            <text:p>gemm5</text:p>
          </table:table-cell>
          <table:table-cell table:style-name="ce19"/>
          <table:table-cell table:style-name="ce22" table:formula="of:=IF(AND(ISNUMBER([.C$3]);ISNUMBER([.C8]);[.C$3]&lt;&gt;0);[.C$3]/[.C8];&quot;&quot;)">
            <text:p/>
          </table:table-cell>
          <table:table-cell table:style-name="ce24"/>
          <table:table-cell table:style-name="ce30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1" table:number-rows-spanned="4">
            <text:p>P08</text:p>
          </table:table-cell>
          <table:table-cell table:style-name="ce13" office:value-type="string" calcext:value-type="string">
            <text:p>gemm6</text:p>
          </table:table-cell>
          <table:table-cell table:style-name="ce19"/>
          <table:table-cell table:style-name="ce22" table:formula="of:=IF(AND(ISNUMBER([.C$3]);ISNUMBER([.C9]);[.C$3]&lt;&gt;0);[.C$3]/[.C9];&quot;&quot;)">
            <text:p/>
          </table:table-cell>
          <table:table-cell table:style-name="ce24"/>
          <table:table-cell table:style-name="ce30"/>
          <table:table-cell table:number-columns-repeated="1018"/>
        </table:table-row>
        <table:table-row table:style-name="ro3">
          <table:covered-table-cell table:style-name="ce7"/>
          <table:table-cell table:style-name="ce13" office:value-type="string" calcext:value-type="string">
            <text:p>gemm7</text:p>
          </table:table-cell>
          <table:table-cell table:style-name="ce19"/>
          <table:table-cell table:style-name="ce22" table:formula="of:=IF(AND(ISNUMBER([.C$3]);ISNUMBER([.C10]);[.C$3]&lt;&gt;0);[.C$3]/[.C10];&quot;&quot;)">
            <text:p/>
          </table:table-cell>
          <table:table-cell table:style-name="ce24"/>
          <table:table-cell table:style-name="ce30"/>
          <table:table-cell table:number-columns-repeated="1018"/>
        </table:table-row>
        <table:table-row table:style-name="ro3">
          <table:covered-table-cell table:style-name="ce7"/>
          <table:table-cell table:style-name="ce13" office:value-type="string" calcext:value-type="string">
            <text:p>gemm8</text:p>
          </table:table-cell>
          <table:table-cell table:style-name="ce19"/>
          <table:table-cell table:style-name="ce22" table:formula="of:=IF(AND(ISNUMBER([.C$3]);ISNUMBER([.C11]);[.C$3]&lt;&gt;0);[.C$3]/[.C11];&quot;&quot;)">
            <text:p/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covered-table-cell table:style-name="ce7"/>
          <table:table-cell table:style-name="ce14" office:value-type="string" calcext:value-type="string">
            <text:p>gemm9</text:p>
          </table:table-cell>
          <table:table-cell table:style-name="ce20"/>
          <table:table-cell table:style-name="ce23" table:formula="of:=IF(AND(ISNUMBER([.C$3]);ISNUMBER([.C12]);[.C$3]&lt;&gt;0);[.C$3]/[.C12];&quot;&quot;)">
            <text:p/>
          </table:table-cell>
          <table:table-cell table:style-name="ce27"/>
          <table:table-cell table:style-name="ce31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1" table:number-rows-spanned="3">
            <text:p>P11</text:p>
          </table:table-cell>
          <table:table-cell table:style-name="ce15" office:value-type="string" calcext:value-type="string">
            <text:p>gemm10</text:p>
          </table:table-cell>
          <table:table-cell table:style-name="ce19"/>
          <table:table-cell table:style-name="ce24" table:formula="of:=IF(AND(ISNUMBER([.C$3]);ISNUMBER([.C13]);[.C$3]&lt;&gt;0);[.C$3]/[.C13];&quot;&quot;)">
            <text:p/>
          </table:table-cell>
          <table:table-cell table:style-name="ce24" table:number-columns-repeated="2"/>
          <table:table-cell table:number-columns-repeated="1018"/>
        </table:table-row>
        <table:table-row table:style-name="ro3">
          <table:covered-table-cell table:style-name="ce9"/>
          <table:table-cell table:style-name="ce15" office:value-type="string" calcext:value-type="string">
            <text:p>gemm11</text:p>
          </table:table-cell>
          <table:table-cell table:style-name="ce19"/>
          <table:table-cell table:style-name="ce24" table:formula="of:=IF(AND(ISNUMBER([.C$3]);ISNUMBER([.C14]);[.C$3]&lt;&gt;0);[.C$3]/[.C14];&quot;&quot;)">
            <text:p/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covered-table-cell table:style-name="ce10"/>
          <table:table-cell table:style-name="ce16" office:value-type="string" calcext:value-type="string">
            <text:p>gemm12</text:p>
          </table:table-cell>
          <table:table-cell table:style-name="ce19">
            <draw:frame table:end-cell-address="Resultados.K30" table:end-x="0.687cm" table:end-y="0.44cm" draw:z-index="1" draw:name="Gráfico 2" draw:style-name="gr1" draw:text-style-name="P1" svg:width="16.714cm" svg:height="7.919cm" svg:x="2.046cm" svg:y="0.494cm">
              <draw:object draw:notify-on-update-of-ranges="Resultados.B3:Resultados.B15 Resultados.E2:Resultados.E2 Resultados.E3:Resultados.E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4" table:formula="of:=IF(AND(ISNUMBER([.C$3]);ISNUMBER([.C15]);[.C$3]&lt;&gt;0);[.C$3]/[.C15];&quot;&quot;)">
            <text:p/>
          </table:table-cell>
          <table:table-cell table:style-name="ce24" table:number-columns-repeated="2"/>
          <table:table-cell table:number-columns-repeated="1018"/>
        </table:table-row>
        <table:table-row table:style-name="ro3">
          <table:table-cell table:number-columns-repeated="10"/>
          <table:table-cell>
            <draw:frame table:end-cell-address="Resultados.S30" table:end-x="0.598cm" table:end-y="0.493cm" draw:z-index="2" draw:name="Gráfico 3" draw:style-name="gr1" draw:text-style-name="P1" svg:width="16.608cm" svg:height="7.883cm" svg:x="1.446cm" svg:y="0.019cm">
              <draw:object draw:notify-on-update-of-ranges="Resultados.B3:Resultados.B15 Resultados.F2:Resultados.F2 Resultados.F3:Resultados.F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la 2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office:value-type="string" calcext:value-type="string" table:number-columns-spanned="1" table:number-rows-spanned="3">
            <text:p>-O 0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112307" calcext:value-type="float">
            <text:p>112307</text:p>
          </table:table-cell>
          <table:table-cell table:style-name="ce32" office:value-type="float" office:value="347131437" calcext:value-type="float">
            <text:p>347131437</text:p>
          </table:table-cell>
          <table:table-cell table:style-name="ce32" office:value-type="float" office:value="772344478" calcext:value-type="float">
            <text:p>772344478</text:p>
          </table:table-cell>
          <table:table-cell table:style-name="ce32" office:value-type="float" office:value="0.4" calcext:value-type="float">
            <text:p>0,4</text:p>
          </table:table-cell>
          <table:table-cell table:style-name="ce32" office:value-type="float" office:value="133461" calcext:value-type="float">
            <text:p>133461</text:p>
          </table:table-cell>
          <table:table-cell table:style-name="ce32" office:value-type="string" calcext:value-type="string">
            <text:p>5296.8</text:p>
          </table:table-cell>
          <table:table-cell table:number-columns-repeated="1013"/>
        </table:table-row>
        <table:table-row table:style-name="ro2">
          <table:table-cell table:number-columns-repeated="3"/>
          <table:covered-table-cell table:style-name="ce33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1238879" calcext:value-type="float">
            <text:p>1238879</text:p>
          </table:table-cell>
          <table:table-cell table:style-name="ce32" office:value-type="float" office:value="3832476905" calcext:value-type="float">
            <text:p>3832476905</text:p>
          </table:table-cell>
          <table:table-cell table:style-name="ce32" office:value-type="float" office:value="6176380933" calcext:value-type="float">
            <text:p>6176380933</text:p>
          </table:table-cell>
          <table:table-cell table:style-name="ce32" office:value-type="float" office:value="0.6" calcext:value-type="float">
            <text:p>0,6</text:p>
          </table:table-cell>
          <table:table-cell table:style-name="ce32" office:value-type="float" office:value="1473076" calcext:value-type="float">
            <text:p>1473076</text:p>
          </table:table-cell>
          <table:table-cell table:style-name="ce32" office:value-type="string" calcext:value-type="string">
            <text:p>14619.7</text:p>
          </table:table-cell>
          <table:table-cell table:number-columns-repeated="1013"/>
        </table:table-row>
        <table:table-row table:style-name="ro2">
          <table:table-cell table:number-columns-repeated="3"/>
          <table:covered-table-cell table:style-name="ce33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10801072" calcext:value-type="float">
            <text:p>10801072</text:p>
          </table:table-cell>
          <table:table-cell table:style-name="ce32" office:value-type="float" office:value="33413741034" calcext:value-type="float">
            <text:p>33413741034</text:p>
          </table:table-cell>
          <table:table-cell table:style-name="ce32" office:value-type="float" office:value="49401581938" calcext:value-type="float">
            <text:p>49401581938</text:p>
          </table:table-cell>
          <table:table-cell table:style-name="ce32" office:value-type="float" office:value="0.7" calcext:value-type="float">
            <text:p>0,7</text:p>
          </table:table-cell>
          <table:table-cell table:style-name="ce32" office:value-type="float" office:value="12846153" calcext:value-type="float">
            <text:p>12846153</text:p>
          </table:table-cell>
          <table:table-cell table:style-name="ce32" office:value-type="string" calcext:value-type="string">
            <text:p>31865.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office:value-type="string" calcext:value-type="string" table:number-columns-spanned="1" table:number-rows-spanned="3">
            <text:p>-O 2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48751" calcext:value-type="float">
            <text:p>48751</text:p>
          </table:table-cell>
          <table:table-cell table:style-name="ce32" office:value-type="float" office:value="150541330" calcext:value-type="float">
            <text:p>150541330</text:p>
          </table:table-cell>
          <table:table-cell table:style-name="ce32" office:value-type="float" office:value="151521372" calcext:value-type="float">
            <text:p>1515213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076" calcext:value-type="float">
            <text:p>58076</text:p>
          </table:table-cell>
          <table:table-cell table:style-name="ce32" office:value-type="string" calcext:value-type="string">
            <text:p>2297.1</text:p>
          </table:table-cell>
          <table:table-cell table:number-columns-repeated="1013"/>
        </table:table-row>
        <table:table-row table:style-name="ro2">
          <table:table-cell table:number-columns-repeated="3"/>
          <table:covered-table-cell table:style-name="ce32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911796" calcext:value-type="float">
            <text:p>911796</text:p>
          </table:table-cell>
          <table:table-cell table:style-name="ce32" office:value-type="float" office:value="2729137703" calcext:value-type="float">
            <text:p>2729137703</text:p>
          </table:table-cell>
          <table:table-cell table:style-name="ce32" office:value-type="float" office:value="1210061501" calcext:value-type="float">
            <text:p>1210061501</text:p>
          </table:table-cell>
          <table:table-cell table:style-name="ce32" office:value-type="float" office:value="2.3" calcext:value-type="float">
            <text:p>2,3</text:p>
          </table:table-cell>
          <table:table-cell table:style-name="ce32" office:value-type="float" office:value="1050000" calcext:value-type="float">
            <text:p>1050000</text:p>
          </table:table-cell>
          <table:table-cell table:style-name="ce32" office:value-type="string" calcext:value-type="string">
            <text:p>10410.8</text:p>
          </table:table-cell>
          <table:table-cell table:number-columns-repeated="1013"/>
        </table:table-row>
        <table:table-row table:style-name="ro2">
          <table:table-cell table:number-columns-repeated="3"/>
          <table:covered-table-cell table:style-name="ce32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8457873" calcext:value-type="float">
            <text:p>8457873</text:p>
          </table:table-cell>
          <table:table-cell table:style-name="ce32" office:value-type="float" office:value="26172386977" calcext:value-type="float">
            <text:p>26172386977</text:p>
          </table:table-cell>
          <table:table-cell table:style-name="ce32" office:value-type="float" office:value="9672080951" calcext:value-type="float">
            <text:p>9672080951</text:p>
          </table:table-cell>
          <table:table-cell table:style-name="ce32" table:formula="of:=[.G10]/[.H10]" office:value-type="float" office:value="2.70597269704345" calcext:value-type="float">
            <text:p>2,70597269704345</text:p>
          </table:table-cell>
          <table:table-cell table:style-name="ce32" office:value-type="float" office:value="10076923" calcext:value-type="float">
            <text:p>10076923</text:p>
          </table:table-cell>
          <table:table-cell table:style-name="ce32" office:value-type="string" calcext:value-type="string">
            <text:p>24959.9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10-22T15:25:27.686591652</dc:date>
    <meta:generator>LibreOffice/6.4.2.2$Linux_X86_64 LibreOffice_project/40$Build-2</meta:generator>
    <meta:editing-duration>PT43M56S</meta:editing-duration>
    <meta:editing-cycles>9</meta:editing-cycles>
    <meta:document-statistic meta:table-count="2" meta:cell-count="101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25">
      <style:chart-properties chart:display-label="true" chart:logarithmic="false" chart:minimum="1" chart:interval-major="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125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12cm" svg:height="8.131cm" xlink:href=".." xlink:type="simple" chart:class="chart:bar" chart:style-name="ch1">
        <chart:title svg:x="6.066cm" svg:y="0.297cm" chart:style-name="ch2">
          <text:p>Ganho e Texec</text:p>
        </chart:title>
        <chart:legend chart:legend-position="top" svg:x="5.6cm" svg:y="1.361cm" style:legend-expansion="wide" chart:style-name="ch3"/>
        <chart:plot-area chart:style-name="ch4" table:cell-range-address="Resultados.B2:Resultados.B12 Resultados.C2:Resultados.D15" chart:data-source-has-labels="row" svg:x="1.382cm" svg:y="2.094cm" svg:width="13.484cm" svg:height="5.875cm">
          <chartooo:coordinate-region svg:x="3.176cm" svg:y="2.281cm" svg:width="10.909cm" svg:height="5.218cm"/>
          <chart:axis chart:dimension="x" chart:name="primary-x" chart:style-name="ch5" chartooo:axis-type="auto">
            <chartooo:date-scale/>
            <chart:categories table:cell-range-address="Resultados.B3:Resultados.B12"/>
          </chart:axis>
          <chart:axis chart:dimension="x" chart:name="secondary-x" chart:style-name="ch6"/>
          <chart:axis chart:dimension="y" chart:name="primary-y" chart:style-name="ch7">
            <chart:title svg:x="0.451cm" svg:y="5.611cm" chart:style-name="ch8">
              <text:p>Texec</text:p>
            </chart:title>
            <chart:grid chart:style-name="ch9" chart:class="major"/>
          </chart:axis>
          <chart:axis chart:dimension="y" chart:name="secondary-y" chart:style-name="ch10">
            <chart:title svg:x="15.189cm" svg:y="5.651cm" chart:style-name="ch8">
              <text:p>Ganho</text:p>
            </chart:title>
          </chart:axis>
          <chart:series chart:attached-axis="secondary-y" chart:style-name="ch11" chart:values-cell-range-address="Resultados.D3:Resultados.D15" chart:label-cell-address="Resultados.D2:Resultados.D2" chart:class="chart:bar">
            <chart:data-point chart:repeated="13"/>
          </chart:series>
          <chart:series chart:attached-axis="primary-y" chart:style-name="ch12" chart:values-cell-range-address="Resultados.C3:Resultados.C15" chart:label-cell-address="Resultados.C2:Resultados.C2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ho</text:p>
                <draw:g>
                  <svg:desc>Resultados.D2:Resultados.D2</svg:desc>
                </draw:g>
              </table:table-cell>
              <table:table-cell office:value-type="string">
                <text:p>Texec (us)</text:p>
                <draw:g>
                  <svg:desc>Resultados.C2:Resultad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esultados.B3:Resultados.B12</svg:desc>
                </draw:g>
              </table:table-cell>
              <table:table-cell office:value-type="float" office:value="1">
                <text:p>1</text:p>
                <draw:g>
                  <svg:desc>Resultados.D3:Resultados.D15</svg:desc>
                </draw:g>
              </table:table-cell>
              <table:table-cell office:value-type="float" office:value="10869175">
                <text:p>10869175</text:p>
                <draw:g>
                  <svg:desc>Resultados.C3:Resultados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509555534825">
                <text:p>1.28509555534825</text:p>
              </table:table-cell>
              <table:table-cell office:value-type="float" office:value="8457873">
                <text:p>8457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715cm" svg:height="7.919cm" xlink:href=".." xlink:type="simple" chart:class="chart:line" chart:style-name="ch1">
        <chart:title svg:x="7.871cm" svg:y="0.293cm" chart:style-name="ch2">
          <text:p>CPI</text:p>
        </chart:title>
        <chart:plot-area chart:style-name="ch3" table:cell-range-address="Resultados.B3:Resultados.B15 Resultados.E2:Resultados.E15" chart:data-source-has-labels="both" svg:x="0.334cm" svg:y="1.33cm" svg:width="16.047cm" svg:height="6.431cm">
          <chartooo:coordinate-region svg:x="1.226cm" svg:y="1.33cm" svg:width="15.155cm" svg:height="4.536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E3:Resultados.E15" chart:label-cell-address="Resultados.E2:Resultados.E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I</text:p>
                <draw:g>
                  <svg:desc>Resultados.E2:Resultad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0.7">
                <text:p>0.7</text:p>
                <draw:g>
                  <svg:desc>Resultados.E3:Resultados.E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608cm" svg:height="7.884cm" xlink:href=".." xlink:type="simple" chart:class="chart:line" chart:style-name="ch1">
        <chart:title svg:x="7.461cm" svg:y="0.292cm" chart:style-name="ch2">
          <text:p>#I (G)</text:p>
        </chart:title>
        <chart:plot-area chart:style-name="ch3" table:cell-range-address="Resultados.B3:Resultados.B15 Resultados.F2:Resultados.F15" chart:data-source-has-labels="both" svg:x="0.332cm" svg:y="1.328cm" svg:width="15.944cm" svg:height="6.399cm">
          <chartooo:coordinate-region svg:x="2.761cm" svg:y="1.328cm" svg:width="13.515cm" svg:height="4.503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F3:Resultados.F15" chart:label-cell-address="Resultados.F2:Resultados.F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I (G)</text:p>
                <draw:g>
                  <svg:desc>Resultados.F2:Resultad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49401582006">
                <text:p>49401582006</text:p>
                <draw:g>
                  <svg:desc>Resultados.F3:Resultados.F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9672080951">
                <text:p>9672080951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